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Preformatted_20_Text">
      <style:text-properties officeooo:rsid="000d6cd4" officeooo:paragraph-rsid="000d6cd4"/>
    </style:style>
    <style:style style:name="T1" style:family="text">
      <style:text-properties officeooo:rsid="000f0e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MMY AND REGIONS</text:p>
      <text:p text:style-name="P1"/>
      <text:p text:style-name="P1">Dummy has a square paper with him. He wants to divide the paper into 'M' regions using line segments.Since DUMMY is dummy he asks your help to find the minimum number of line segements required to divide the paper into 'M' regions.</text:p>
      <text:p text:style-name="P1"/>
      <text:p text:style-name="P1"/>
      <text:p text:style-name="P1">Input:</text:p>
      <text:p text:style-name="P1">First line contains an integer 'T' denoting number of test cases . Each test case has only one line containing the value of 'M'</text:p>
      <text:p text:style-name="P1"/>
      <text:p text:style-name="P1">output:</text:p>
      <text:p text:style-name="P1">print the number of line segments required for each testcase in a newline.</text:p>
      <text:p text:style-name="P1"/>
      <text:p text:style-name="P1"><text:s text:c="2"/></text:p>
      <text:p text:style-name="P1">Constraints:</text:p>
      <text:p text:style-name="P1"/>
      <text:p text:style-name="P1">1&lt;=T&lt;=10^<text:span text:style-name="T1">3</text:span></text:p>
      <text:p text:style-name="P1">1&lt;=M&lt;=100<text:span text:style-name="T1">0</text:span></text:p>
      <text:p text:style-name="P1"/>
      <text:p text:style-name="P1">sample Input</text:p>
      <text:p text:style-name="P1"/>
      <text:p text:style-name="P1">3</text:p>
      <text:p text:style-name="P1">1</text:p>
      <text:p text:style-name="P1">2</text:p>
      <text:p text:style-name="P1">3</text:p>
      <text:p text:style-name="P1"/>
      <text:p text:style-name="P1">sample output:</text:p>
      <text:p text:style-name="P1">0</text:p>
      <text:p text:style-name="P1">1</text:p>
      <text:p text:style-name="P1">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01T19:40:21.996194170</dc:date>
    <meta:generator>LibreOffice/4.2.7.2$Linux_X86_64 LibreOffice_project/420m0$Build-2</meta:generator>
    <meta:editing-duration>P0D</meta:editing-duration>
    <meta:editing-cycles>1</meta:editing-cycles>
    <meta:document-statistic meta:table-count="0" meta:image-count="0" meta:object-count="0" meta:page-count="1" meta:paragraph-count="19" meta:word-count="98" meta:character-count="529" meta:non-whitespace-character-count="447"/>
  </office:meta>
</office:document-meta>
</file>